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578cm" table:align="left"/>
    </style:style>
    <style:style style:name="Tabla1.A" style:family="table-column">
      <style:table-column-properties style:column-width="4.456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4.2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8.992cm" table:align="left"/>
    </style:style>
    <style:style style:name="Tabla2.A" style:family="table-column">
      <style:table-column-properties style:column-width="3.93cm"/>
    </style:style>
    <style:style style:name="Tabla2.B" style:family="table-column">
      <style:table-column-properties style:column-width="1.88cm"/>
    </style:style>
    <style:style style:name="Tabla2.C" style:family="table-column">
      <style:table-column-properties style:column-width="3.18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1.559cm" table:align="left"/>
    </style:style>
    <style:style style:name="Tabla3.A" style:family="table-column">
      <style:table-column-properties style:column-width="2.792cm"/>
    </style:style>
    <style:style style:name="Tabla3.B" style:family="table-column">
      <style:table-column-properties style:column-width="4.161cm"/>
    </style:style>
    <style:style style:name="Tabla3.C" style:family="table-column">
      <style:table-column-properties style:column-width="4.60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paragraph-rsid="000cc4a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Quotations">
      <style:paragraph-properties fo:margin-left="1cm" fo:margin-right="1cm" fo:text-indent="0cm" style:auto-text-indent="false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text-indent="0cm" style:auto-text-indent="fals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0cc4ae"/>
    </style:style>
    <style:style style:name="T1" style:family="text">
      <style:text-properties officeooo:rsid="000cc4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🚦 Tutorial Completo: Semáforo con Arduino</text:h>
      <text:h text:style-name="P3" text:outline-level="2">PARTE 1: SEMÁFORO EN TINKERCAD (Simulador)</text:h>
      <text:p text:style-name="Horizontal_20_Line"/>
      <text:h text:style-name="P4" text:outline-level="3">📋 PASO 1: Acceder a Tinkercad</text:h>
      <text:p text:style-name="P7">text</text:p>
      <text:p text:style-name="P6"><text:span text:style-name="Source_20_Text">1. Abre tu navegador web</text:span></text:p>
      <text:p text:style-name="P6"><text:span text:style-name="Source_20_Text">2. Ve a: https://www.tinkercad.com</text:span></text:p>
      <text:p text:style-name="P6"><text:span text:style-name="Source_20_Text">3. Inicia sesión o crea una cuenta gratuita</text:span></text:p>
      <text:p text:style-name="P6"><text:span text:style-name="Source_20_Text">4. Haz clic en "Circuits" (Circuitos)</text:span></text:p>
      <text:p text:style-name="P7"><text:span text:style-name="Source_20_Text">5. Clic en "Create new Circuit" (Crear nuevo circuito)</text:span></text:p>
      <text:p text:style-name="Horizontal_20_Line"/>
      <text:h text:style-name="P4" text:outline-level="3">📋 PASO 2: Agregar los Componentes</text:h>
      <text:p text:style-name="P11"><text:span text:style-name="Strong_20_Emphasis">Componentes necesarios (búscalos en el panel derecho)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Componente</text:p>
            </table:table-cell>
            <table:table-cell table:style-name="Tabla1.A1" office:value-type="string">
              <text:p text:style-name="P10">Cantidad</text:p>
            </table:table-cell>
            <table:table-cell table:style-name="Tabla1.A1" office:value-type="string">
              <text:p text:style-name="P10">Función</text:p>
            </table:table-cell>
          </table:table-row>
        </table:table-header-rows>
        <table:table-row>
          <table:table-cell table:style-name="Tabla1.A1" office:value-type="string">
            <text:p text:style-name="P9">Arduino UNO R3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Controlador principal</text:p>
          </table:table-cell>
        </table:table-row>
        <table:table-row>
          <table:table-cell table:style-name="Tabla1.A1" office:value-type="string">
            <text:p text:style-name="P9">Breadboard (Protoboard)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Base para conexiones</text:p>
          </table:table-cell>
        </table:table-row>
        <table:table-row>
          <table:table-cell table:style-name="Tabla1.A1" office:value-type="string">
            <text:p text:style-name="P9">LED Rojo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Luz de ALTO</text:p>
          </table:table-cell>
        </table:table-row>
        <table:table-row>
          <table:table-cell table:style-name="Tabla1.A1" office:value-type="string">
            <text:p text:style-name="P9">LED Amarillo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Luz de PRECAUCIÓN</text:p>
          </table:table-cell>
        </table:table-row>
        <table:table-row>
          <table:table-cell table:style-name="Tabla1.A1" office:value-type="string">
            <text:p text:style-name="P9">LED Verde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Luz de AVANCE</text:p>
          </table:table-cell>
        </table:table-row>
        <table:table-row>
          <table:table-cell table:style-name="Tabla1.A1" office:value-type="string">
            <text:p text:style-name="P9">Resistencia 220Ω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Table_20_Contents">Proteger los LEDs</text:p>
          </table:table-cell>
        </table:table-row>
      </table:table>
      <text:p text:style-name="P11"><text:span text:style-name="Strong_20_Emphasis">Cómo agregar cada componente:</text:span></text:p>
      <text:p text:style-name="P7">text</text:p>
      <text:p text:style-name="P6"><text:span text:style-name="Source_20_Text">1. En el panel derecho, escribe el nombre del componente</text:span></text:p>
      <text:p text:style-name="P6"><text:span text:style-name="Source_20_Text">2. Arrastra el componente al área de trabajo</text:span></text:p>
      <text:p text:style-name="P7"><text:span text:style-name="Source_20_Text">3. Para los LEDs: haz clic en ellos y cambia el color en las propiedades</text:span></text:p>
      <text:p text:style-name="Horizontal_20_Line"/>
      <text:h text:style-name="P4" text:outline-level="3">📋 PASO 3: Realizar las Conexiones</text:h>
      <text:p text:style-name="P7">text</text:p>
      <text:p text:style-name="P6"><text:span text:style-name="Source_20_Text">DIAGRAMA DE CONEXIONES:</text:span></text:p>
      <text:p text:style-name="P6"/>
      <text:p text:style-name="P6"><text:span text:style-name="Source_20_Text">Arduino UNO <text:s text:c="9"/>Protoboard + LEDs</text:span></text:p>
      <text:p text:style-name="P6"><text:span text:style-name="Source_20_Text"><text:s text:c="4"/>│</text:span></text:p>
      <text:p text:style-name="P6"><text:span text:style-name="Source_20_Text"><text:s text:c="4"/>│ Pin 13 ────────► Resistencia 220Ω ────► LED ROJO (ánodo +)</text:span></text:p>
      <text:p text:style-name="P6"><text:span text:style-name="Source_20_Text"><text:s text:c="4"/>│ <text:s text:c="45"/>│</text:span></text:p>
      <text:p text:style-name="P6"><text:span text:style-name="Source_20_Text"><text:s text:c="4"/>│ <text:s text:c="45"/>▼</text:span></text:p>
      <text:p text:style-name="P6"><text:span text:style-name="Source_20_Text"><text:s text:c="4"/>│ <text:s text:c="40"/>LED cátodo (-) ──► GND</text:span></text:p>
      <text:p text:style-name="P6"><text:span text:style-name="Source_20_Text"><text:s text:c="4"/>│</text:span></text:p>
      <text:p text:style-name="P6"><text:span text:style-name="Source_20_Text"><text:s text:c="4"/>│ Pin 12 ────────► Resistencia 220Ω ────► LED AMARILLO (ánodo +)</text:span></text:p>
      <text:p text:style-name="P6"><text:span text:style-name="Source_20_Text"><text:s text:c="4"/>│ <text:s text:c="45"/>│</text:span></text:p>
      <text:p text:style-name="P6"><text:span text:style-name="Source_20_Text"><text:s text:c="4"/>│ <text:s text:c="45"/>▼</text:span></text:p>
      <text:p text:style-name="P6"><text:soft-page-break/><text:span text:style-name="Source_20_Text"><text:s text:c="4"/>│ <text:s text:c="40"/>LED cátodo (-) ──► GND</text:span></text:p>
      <text:p text:style-name="P6"><text:span text:style-name="Source_20_Text"><text:s text:c="4"/>│</text:span></text:p>
      <text:p text:style-name="P6"><text:span text:style-name="Source_20_Text"><text:s text:c="4"/>│ Pin 11 ────────► Resistencia 220Ω ────► LED VERDE (ánodo +)</text:span></text:p>
      <text:p text:style-name="P6"><text:span text:style-name="Source_20_Text"><text:s text:c="4"/>│ <text:s text:c="45"/>│</text:span></text:p>
      <text:p text:style-name="P6"><text:span text:style-name="Source_20_Text"><text:s text:c="4"/>│ <text:s text:c="45"/>▼</text:span></text:p>
      <text:p text:style-name="P6"><text:span text:style-name="Source_20_Text"><text:s text:c="4"/>│ <text:s text:c="40"/>LED cátodo (-) ──► GND</text:span></text:p>
      <text:p text:style-name="P6"><text:span text:style-name="Source_20_Text"><text:s text:c="4"/>│</text:span></text:p>
      <text:p text:style-name="P7"><text:span text:style-name="Source_20_Text"><text:s text:c="4"/>│ GND ───────────► Línea negativa (-) del Protoboard</text:span></text:p>
      <text:p text:style-name="P11"><text:span text:style-name="Strong_20_Emphasis">Pasos detallados de conexión:</text:span></text:p>
      <text:p text:style-name="P7">text</text:p>
      <text:p text:style-name="P6"><text:span text:style-name="Source_20_Text">CONEXIÓN LED ROJO:</text:span></text:p>
      <text:p text:style-name="P6"><text:span text:style-name="Source_20_Text">1. Coloca el LED rojo en el protoboard (pata larga = ánodo +)</text:span></text:p>
      <text:p text:style-name="P6"><text:span text:style-name="Source_20_Text">2. Conecta una resistencia de 220Ω desde una fila cercana</text:span></text:p>
      <text:p text:style-name="P6"><text:span text:style-name="Source_20_Text">3. Conecta un cable desde el Pin 13 del Arduino a la resistencia</text:span></text:p>
      <text:p text:style-name="P6"><text:span text:style-name="Source_20_Text">4. Conecta la pata corta del LED (cátodo -) a la línea GND</text:span></text:p>
      <text:p text:style-name="P6"/>
      <text:p text:style-name="P6"><text:span text:style-name="Source_20_Text">CONEXIÓN LED AMARILLO:</text:span></text:p>
      <text:p text:style-name="P6"><text:span text:style-name="Source_20_Text">1. Coloca el LED amarillo dejando espacio del anterior</text:span></text:p>
      <text:p text:style-name="P6"><text:span text:style-name="Source_20_Text">2. Conecta resistencia de 220Ω</text:span></text:p>
      <text:p text:style-name="P6"><text:span text:style-name="Source_20_Text">3. Cable desde Pin 12 a la resistencia</text:span></text:p>
      <text:p text:style-name="P6"><text:span text:style-name="Source_20_Text">4. Cátodo del LED a GND</text:span></text:p>
      <text:p text:style-name="P6"/>
      <text:p text:style-name="P6"><text:span text:style-name="Source_20_Text">CONEXIÓN LED VERDE:</text:span></text:p>
      <text:p text:style-name="P6"><text:span text:style-name="Source_20_Text">1. Coloca el LED verde</text:span></text:p>
      <text:p text:style-name="P6"><text:span text:style-name="Source_20_Text">2. Conecta resistencia de 220Ω</text:span></text:p>
      <text:p text:style-name="P6"><text:span text:style-name="Source_20_Text">3. Cable desde Pin 11 a la resistencia</text:span></text:p>
      <text:p text:style-name="P7"><text:span text:style-name="Source_20_Text">4. Cátodo del LED a GND</text:span></text:p>
      <text:p text:style-name="Horizontal_20_Line"/>
      <text:h text:style-name="P4" text:outline-level="3">📋 PASO 4: Esquema Visual del Circuito</text:h>
      <text:p text:style-name="P7">text</text:p>
      <text:p text:style-name="P6"><text:span text:style-name="Source_20_Text"><text:s text:c="20"/>PROTOBOARD</text:span></text:p>
      <text:p text:style-name="P6"><text:span text:style-name="Source_20_Text"><text:s text:c="4"/>┌─────────────────────────────────────────┐</text:span></text:p>
      <text:p text:style-name="P6"><text:span text:style-name="Source_20_Text"><text:s text:c="4"/>│ <text:s/>- <text:s/>- <text:s/>- <text:s/>- <text:s/>- <text:s/>- <text:s/>- <text:s/>- <text:s/>- <text:s/>- <text:s/>- <text:s/>- <text:s/>- │ ← Línea GND</text:span></text:p>
      <text:p text:style-name="P6"><text:span text:style-name="Source_20_Text"><text:s text:c="4"/>│ <text:s/>+ <text:s/>+ <text:s/>+ <text:s/>+ <text:s/>+ <text:s/>+ <text:s/>+ <text:s/>+ <text:s/>+ <text:s/>+ <text:s/>+ <text:s/>+ <text:s/>+ │ ← Línea 5V (no usada)</text:span></text:p>
      <text:p text:style-name="P6"><text:span text:style-name="Source_20_Text"><text:s text:c="4"/>│ <text:s text:c="40"/>│</text:span></text:p>
      <text:p text:style-name="P6"><text:span text:style-name="Source_20_Text"><text:s text:c="4"/>│ <text:s text:c="4"/>[R] <text:s text:c="9"/>[A] <text:s text:c="9"/>[V] <text:s text:c="6"/>│ <text:s/>← LEDs</text:span></text:p>
      <text:p text:style-name="P6"><text:span text:style-name="Source_20_Text"><text:s text:c="4"/>│ <text:s text:c="5"/>│ <text:s text:c="11"/>│ <text:s text:c="11"/>│ <text:s text:c="7"/>│</text:span></text:p>
      <text:p text:style-name="P6"><text:span text:style-name="Source_20_Text"><text:s text:c="4"/>│ <text:s text:c="3"/>┌─┴─┐ <text:s text:c="7"/>┌─┴─┐ <text:s text:c="7"/>┌─┴─┐ <text:s text:c="4"/>│</text:span></text:p>
      <text:p text:style-name="P6"><text:span text:style-name="Source_20_Text"><text:s text:c="4"/>│ <text:s text:c="3"/>│220│ <text:s text:c="7"/>│220│ <text:s text:c="7"/>│220│ <text:s text:c="5"/>│ <text:s/>← Resistencias</text:span></text:p>
      <text:p text:style-name="P6"><text:span text:style-name="Source_20_Text"><text:s text:c="4"/>│ <text:s text:c="3"/>└─┬─┘ <text:s text:c="7"/>└─┬─┘ <text:s text:c="7"/>└─┬─┘ <text:s text:c="4"/>│</text:span></text:p>
      <text:p text:style-name="P6"><text:span text:style-name="Source_20_Text"><text:s text:c="4"/>│ <text:s text:c="5"/>│ <text:s text:c="11"/>│ <text:s text:c="11"/>│ <text:s text:c="7"/>│</text:span></text:p>
      <text:p text:style-name="P6"><text:span text:style-name="Source_20_Text"><text:s text:c="4"/>└──────┼────────────┼────────────┼────────┘</text:span></text:p>
      <text:p text:style-name="P6"><text:span text:style-name="Source_20_Text"><text:s text:c="11"/>│ <text:s text:c="11"/>│ <text:s text:c="11"/>│</text:span></text:p>
      <text:p text:style-name="P6"><text:span text:style-name="Source_20_Text"><text:s text:c="11"/>│ <text:s text:c="11"/>│ <text:s text:c="11"/>│</text:span></text:p>
      <text:p text:style-name="P6"><text:span text:style-name="Source_20_Text"><text:s text:c="4"/>┌──────┴────────────┴────────────┴────────┐</text:span></text:p>
      <text:p text:style-name="P6"><text:span text:style-name="Source_20_Text"><text:s text:c="4"/>│ <text:s text:c="4"/>Pin13 <text:s text:c="6"/>Pin12 <text:s text:c="6"/>Pin11 <text:s text:c="6"/>│</text:span></text:p>
      <text:p text:style-name="P6"><text:span text:style-name="Source_20_Text"><text:s text:c="4"/>│ <text:s text:c="41"/>│</text:span></text:p>
      <text:p text:style-name="P6"><text:span text:style-name="Source_20_Text"><text:s text:c="4"/>│ <text:s text:c="11"/>ARDUINO UNO <text:s text:c="18"/>│</text:span></text:p>
      <text:p text:style-name="P6"><text:span text:style-name="Source_20_Text"><text:s text:c="4"/>│ <text:s text:c="41"/>│</text:span></text:p>
      <text:p text:style-name="P6"><text:span text:style-name="Source_20_Text"><text:s text:c="4"/>│ <text:s text:c="16"/>GND ─────────────────────┼──► A línea - del protoboard</text:span></text:p>
      <text:p text:style-name="P7"><text:span text:style-name="Source_20_Text"><text:s text:c="4"/>└──────────────────────────────────────────┘</text:span></text:p>
      <text:p text:style-name="Horizontal_20_Line"/>
      <text:h text:style-name="P4" text:outline-level="3"><text:soft-page-break/>📋 PASO 5: Programación con BLOQUES en Tinkercad</text:h>
      <text:p text:style-name="P11"><text:span text:style-name="Strong_20_Emphasis">Acceder al editor de bloques:</text:span></text:p>
      <text:p text:style-name="P7">text</text:p>
      <text:p text:style-name="P6"><text:span text:style-name="Source_20_Text">1. Haz clic en "Code" (Código) en la parte superior derecha</text:span></text:p>
      <text:p text:style-name="P7"><text:span text:style-name="Source_20_Text">2. Selecciona "Blocks" (Bloques) en el menú desplegable</text:span></text:p>
      <text:p text:style-name="P11"><text:span text:style-name="Strong_20_Emphasis">Construcción del programa bloque por bloque:</text:span></text:p>
      <text:h text:style-name="P5" text:outline-level="4">🔷 BLOQUE 1: Configuración Inicial (Setup)</text:h>
      <text:p text:style-name="P7">text</text:p>
      <text:p text:style-name="P6"><text:span text:style-name="Source_20_Text">┌─────────────────────────────────────────────────────────┐</text:span></text:p>
      <text:p text:style-name="P6"><text:span text:style-name="Source_20_Text">│ <text:s/>🔧 SETUP (se ejecuta una vez al inicio) <text:s text:c="15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56"/>│</text:span></text:p>
      <text:p text:style-name="P6"><text:span text:style-name="Source_20_Text">│ <text:s/>┌─────────────────────────────────────────────┐ <text:s text:c="6"/>│</text:span></text:p>
      <text:p text:style-name="P6"><text:span text:style-name="Source_20_Text">│ <text:s/>│ set pin [13] to [OUTPUT] <text:s text:c="19"/>│ <text:s text:c="6"/>│</text:span></text:p>
      <text:p text:style-name="P6"><text:span text:style-name="Source_20_Text">│ <text:s/>└─────────────────────────────────────────────┘ <text:s text:c="6"/>│</text:span></text:p>
      <text:p text:style-name="P6"><text:span text:style-name="Source_20_Text">│ <text:s/>Configura el pin 13 (LED rojo) como SALIDA <text:s text:c="11"/>│</text:span></text:p>
      <text:p text:style-name="P6"><text:span text:style-name="Source_20_Text">│ <text:s text:c="56"/>│</text:span></text:p>
      <text:p text:style-name="P6"><text:span text:style-name="Source_20_Text">│ <text:s/>┌─────────────────────────────────────────────┐ <text:s text:c="6"/>│</text:span></text:p>
      <text:p text:style-name="P6"><text:span text:style-name="Source_20_Text">│ <text:s/>│ set pin [12] to [OUTPUT] <text:s text:c="19"/>│ <text:s text:c="6"/>│</text:span></text:p>
      <text:p text:style-name="P6"><text:span text:style-name="Source_20_Text">│ <text:s/>└─────────────────────────────────────────────┘ <text:s text:c="6"/>│</text:span></text:p>
      <text:p text:style-name="P6"><text:span text:style-name="Source_20_Text">│ <text:s/>Configura el pin 12 (LED amarillo) como SALIDA <text:s text:c="7"/>│</text:span></text:p>
      <text:p text:style-name="P6"><text:span text:style-name="Source_20_Text">│ <text:s text:c="56"/>│</text:span></text:p>
      <text:p text:style-name="P6"><text:span text:style-name="Source_20_Text">│ <text:s/>┌─────────────────────────────────────────────┐ <text:s text:c="6"/>│</text:span></text:p>
      <text:p text:style-name="P6"><text:span text:style-name="Source_20_Text">│ <text:s/>│ set pin [11] to [OUTPUT] <text:s text:c="19"/>│ <text:s text:c="6"/>│</text:span></text:p>
      <text:p text:style-name="P6"><text:span text:style-name="Source_20_Text">│ <text:s/>└─────────────────────────────────────────────┘ <text:s text:c="6"/>│</text:span></text:p>
      <text:p text:style-name="P6"><text:span text:style-name="Source_20_Text">│ <text:s/>Configura el pin 11 (LED verde) como SALIDA <text:s text:c="10"/>│</text:span></text:p>
      <text:p text:style-name="P6"><text:span text:style-name="Source_20_Text">│ <text:s text:c="56"/>│</text:span></text:p>
      <text:p text:style-name="P7"><text:span text:style-name="Source_20_Text">└─────────────────────────────────────────────────────────┘</text:span></text:p>
      <text:p text:style-name="P11"><text:span text:style-name="Strong_20_Emphasis">Explicación:</text:span></text:p>
      <text:p text:style-name="P8">Los pines deben configurarse como OUTPUT (salida) porque ENVIAREMOS<text:line-break/>electricidad hacia los LEDs para encenderlos.</text:p>
      <text:p text:style-name="Horizontal_20_Line"/>
      <text:h text:style-name="P5" text:outline-level="4">🔷 BLOQUE 2: Bucle Principal (Loop) - Secuencia del Semáforo</text:h>
      <text:p text:style-name="P7">text</text:p>
      <text:p text:style-name="P6"><text:span text:style-name="Source_20_Text">┌─────────────────────────────────────────────────────────────────────┐</text:span></text:p>
      <text:p text:style-name="P6"><text:span text:style-name="Source_20_Text">│ <text:s/>🔄 LOOP (se repite infinitamente) <text:s text:c="33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68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/>FASE 1: LUZ ROJA (ALTO) - 5 segundos <text:s text:c="29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 text:c="6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3] to [HIGH] <text:s text:c="21"/>│ ← Enciende ROJO <text:s text:c="2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2] to [LOW] <text:s text:c="22"/>│ ← Apaga AMARILLO <text:s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oft-page-break/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1] to [LOW] <text:s text:c="22"/>│ ← Apaga VERDE <text:s text:c="4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wait [5] seconds <text:s text:c="27"/>│ ← Espera 5 seg <text:s text:c="3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 text:c="68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/>FASE 2: LUZ VERDE (AVANCE) - 5 segundos <text:s text:c="26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 text:c="6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3] to [LOW] <text:s text:c="22"/>│ ← Apaga ROJO <text:s text:c="5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2] to [LOW] <text:s text:c="22"/>│ ← Apaga AMARILLO <text:s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1] to [HIGH] <text:s text:c="21"/>│ ← Enciende VERDE <text:s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wait [5] seconds <text:s text:c="27"/>│ ← Espera 5 seg <text:s text:c="3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 text:c="68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/>FASE 3: LUZ AMARILLA (PRECAUCIÓN) - 2 segundos <text:s text:c="19"/>│</text:span></text:p>
      <text:p text:style-name="P6"><text:span text:style-name="Source_20_Text">│ <text:s/>═══════════════════════════════════════════════════════════════ <text:s text:c="2"/>│</text:span></text:p>
      <text:p text:style-name="P6"><text:span text:style-name="Source_20_Text">│ <text:s text:c="6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3] to [LOW] <text:s text:c="22"/>│ ← Apaga ROJO <text:s text:c="5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2] to [HIGH] <text:s text:c="21"/>│ ← Enciende AMARILLO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set pin [11] to [LOW] <text:s text:c="22"/>│ ← Apaga VERDE <text:s text:c="4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/>┌─────────────────────────────────────────────┐ <text:s text:c="18"/>│</text:span></text:p>
      <text:p text:style-name="P6"><text:span text:style-name="Source_20_Text">│ <text:s/>│ wait [2] seconds <text:s text:c="27"/>│ ← Espera 2 seg <text:s text:c="3"/>│</text:span></text:p>
      <text:p text:style-name="P6"><text:span text:style-name="Source_20_Text">│ <text:s/>└─────────────────────────────────────────────┘ <text:s text:c="18"/>│</text:span></text:p>
      <text:p text:style-name="P6"><text:span text:style-name="Source_20_Text">│ <text:s text:c="68"/>│</text:span></text:p>
      <text:p text:style-name="P6"><text:span text:style-name="Source_20_Text">│ <text:s/>(El loop se repite automáticamente desde FASE 1) <text:s text:c="17"/>│</text:span></text:p>
      <text:p text:style-name="P6"><text:span text:style-name="Source_20_Text">│ <text:s text:c="68"/>│</text:span></text:p>
      <text:p text:style-name="P7"><text:span text:style-name="Source_20_Text">└────────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4" text:outline-level="3">📋 PASO 6: Explicación Detallada de Cada Bloque</text:h>
      <text:p text:style-name="P7">text</text:p>
      <text:p text:style-name="P6"><text:span text:style-name="Source_20_Text">┌────────────────────────────────────────────────────────────────────┐</text:span></text:p>
      <text:p text:style-name="P6"><text:span text:style-name="Source_20_Text">│ <text:s text:c="19"/>GLOSARIO DE BLOQUES <text:s text:c="28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67"/>│</text:span></text:p>
      <text:p text:style-name="P6"><text:span text:style-name="Source_20_Text">│ <text:s/>┌──────────────────────────────┐ <text:s text:c="32"/>│</text:span></text:p>
      <text:p text:style-name="P6"><text:span text:style-name="Source_20_Text">│ <text:s/>│ set pin [X] to [OUTPUT] <text:s text:c="4"/>│ <text:s text:c="33"/>│</text:span></text:p>
      <text:p text:style-name="P6"><text:span text:style-name="Source_20_Text">│ <text:s/>└──────────────────────────────┘ <text:s text:c="32"/>│</text:span></text:p>
      <text:p text:style-name="P6"><text:span text:style-name="Source_20_Text">│ <text:s/>📖 Significado: Configura el pin X para ENVIAR electricidad <text:s text:c="5"/>│</text:span></text:p>
      <text:p text:style-name="P6"><text:span text:style-name="Source_20_Text">│ <text:s/>🔌 Uso: Se usa en SETUP para preparar los pines de los LEDs <text:s text:c="5"/>│</text:span></text:p>
      <text:p text:style-name="P6"><text:span text:style-name="Source_20_Text">│ <text:s text:c="67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67"/>│</text:span></text:p>
      <text:p text:style-name="P6"><text:soft-page-break/><text:span text:style-name="Source_20_Text">│ <text:s/>┌──────────────────────────────┐ <text:s text:c="32"/>│</text:span></text:p>
      <text:p text:style-name="P6"><text:span text:style-name="Source_20_Text">│ <text:s/>│ set pin [X] to [HIGH] <text:s text:c="6"/>│ <text:s text:c="33"/>│</text:span></text:p>
      <text:p text:style-name="P6"><text:span text:style-name="Source_20_Text">│ <text:s/>└──────────────────────────────┘ <text:s text:c="32"/>│</text:span></text:p>
      <text:p text:style-name="P6"><text:span text:style-name="Source_20_Text">│ <text:s/>📖 Significado: Envía 5V al pin X (ENCIENDE el LED) <text:s text:c="13"/>│</text:span></text:p>
      <text:p text:style-name="P6"><text:span text:style-name="Source_20_Text">│ <text:s/>💡 HIGH = ALTO = ENCENDIDO = 5 voltios <text:s text:c="26"/>│</text:span></text:p>
      <text:p text:style-name="P6"><text:span text:style-name="Source_20_Text">│ <text:s text:c="67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67"/>│</text:span></text:p>
      <text:p text:style-name="P6"><text:span text:style-name="Source_20_Text">│ <text:s/>┌──────────────────────────────┐ <text:s text:c="32"/>│</text:span></text:p>
      <text:p text:style-name="P6"><text:span text:style-name="Source_20_Text">│ <text:s/>│ set pin [X] to [LOW] <text:s text:c="7"/>│ <text:s text:c="33"/>│</text:span></text:p>
      <text:p text:style-name="P6"><text:span text:style-name="Source_20_Text">│ <text:s/>└──────────────────────────────┘ <text:s text:c="32"/>│</text:span></text:p>
      <text:p text:style-name="P6"><text:span text:style-name="Source_20_Text">│ <text:s/>📖 Significado: Envía 0V al pin X (APAGA el LED) <text:s text:c="16"/>│</text:span></text:p>
      <text:p text:style-name="P6"><text:span text:style-name="Source_20_Text">│ <text:s/>💡 LOW = BAJO = APAGADO = 0 voltios <text:s text:c="29"/>│</text:span></text:p>
      <text:p text:style-name="P6"><text:span text:style-name="Source_20_Text">│ <text:s text:c="67"/>│</text:span></text:p>
      <text:p text:style-name="P6"><text:span text:style-name="Source_20_Text">├────────────────────────────────────────────────────────────────────┤</text:span></text:p>
      <text:p text:style-name="P6"><text:span text:style-name="Source_20_Text">│ <text:s text:c="67"/>│</text:span></text:p>
      <text:p text:style-name="P6"><text:span text:style-name="Source_20_Text">│ <text:s/>┌──────────────────────────────┐ <text:s text:c="32"/>│</text:span></text:p>
      <text:p text:style-name="P6"><text:span text:style-name="Source_20_Text">│ <text:s/>│ wait [X] seconds <text:s text:c="11"/>│ <text:s text:c="33"/>│</text:span></text:p>
      <text:p text:style-name="P6"><text:span text:style-name="Source_20_Text">│ <text:s/>└──────────────────────────────┘ <text:s text:c="32"/>│</text:span></text:p>
      <text:p text:style-name="P6"><text:span text:style-name="Source_20_Text">│ <text:s/>📖 Significado: Pausa el programa X segundos <text:s text:c="20"/>│</text:span></text:p>
      <text:p text:style-name="P6"><text:span text:style-name="Source_20_Text">│ <text:s/>⏱️ El LED que esté encendido permanece así durante la espera <text:s text:c="4"/>│</text:span></text:p>
      <text:p text:style-name="P6"><text:span text:style-name="Source_20_Text">│ <text:s text:c="67"/>│</text:span></text:p>
      <text:p text:style-name="P7"><text:span text:style-name="Source_20_Text">└────────────────────────────────────────────────────────────────────┘</text:span></text:p>
      <text:p text:style-name="Horizontal_20_Line"/>
      <text:h text:style-name="P4" text:outline-level="3">📋 PASO 7: Ejecutar la Simulación</text:h>
      <text:p text:style-name="P7">text</text:p>
      <text:p text:style-name="P6"><text:span text:style-name="Source_20_Text">1. Haz clic en el botón "Start Simulation" (Iniciar Simulación)</text:span></text:p>
      <text:p text:style-name="P6"><text:span text:style-name="Source_20_Text">2. Observa cómo los LEDs se encienden en secuencia:</text:span></text:p>
      <text:p text:style-name="P6"><text:span text:style-name="Source_20_Text"><text:s text:c="3"/></text:span></text:p>
      <text:p text:style-name="P6"><text:span text:style-name="Source_20_Text"><text:s text:c="3"/>🔴 ROJO (5 seg) → 🟢 VERDE (5 seg) → 🟡 AMARILLO (2 seg) → 🔴 ROJO...</text:span></text:p>
      <text:p text:style-name="P6"/>
      <text:p text:style-name="P7"><text:span text:style-name="Source_20_Text">3. Para detener: clic en "Stop Simulation"</text:span></text:p>
      <text:p text:style-name="Horizontal_20_Line"/>
      <text:h text:style-name="P3" text:outline-level="2">PARTE 2: SEMÁFORO CON ARDUINO MEGA REAL</text:h>
      <text:p text:style-name="Horizontal_20_Line"/>
      <text:h text:style-name="P4" text:outline-level="3">🛠️ MATERIALES NECESARIO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0">Componente</text:p>
            </table:table-cell>
            <table:table-cell table:style-name="Tabla2.A1" office:value-type="string">
              <text:p text:style-name="P10">Cantidad</text:p>
            </table:table-cell>
            <table:table-cell table:style-name="Tabla2.A1" office:value-type="string">
              <text:p text:style-name="P10">Precio Aprox.</text:p>
            </table:table-cell>
          </table:table-row>
        </table:table-header-rows>
        <table:table-row>
          <table:table-cell table:style-name="Tabla2.A1" office:value-type="string">
            <text:p text:style-name="P9">Arduino MEGA 2560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$15-25 USD</text:p>
          </table:table-cell>
        </table:table-row>
        <table:table-row>
          <table:table-cell table:style-name="Tabla2.A1" office:value-type="string">
            <text:p text:style-name="P9">Protoboard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$3-5 USD</text:p>
          </table:table-cell>
        </table:table-row>
        <table:table-row>
          <table:table-cell table:style-name="Tabla2.A1" office:value-type="string">
            <text:p text:style-name="P9">LED Rojo 5mm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$0.10 USD</text:p>
          </table:table-cell>
        </table:table-row>
        <table:table-row>
          <table:table-cell table:style-name="Tabla2.A1" office:value-type="string">
            <text:p text:style-name="P9">LED Amarillo 5mm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$0.10 USD</text:p>
          </table:table-cell>
        </table:table-row>
        <table:table-row>
          <table:table-cell table:style-name="Tabla2.A1" office:value-type="string">
            <text:p text:style-name="P9">LED Verde 5mm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$0.10 USD</text:p>
          </table:table-cell>
        </table:table-row>
        <table:table-row>
          <table:table-cell table:style-name="Tabla2.A1" office:value-type="string">
            <text:p text:style-name="P9">Resistencia 220Ω</text:p>
          </table:table-cell>
          <table:table-cell table:style-name="Tabla2.A1" office:value-type="string">
            <text:p text:style-name="P9">3</text:p>
          </table:table-cell>
          <table:table-cell table:style-name="Tabla2.A1" office:value-type="string">
            <text:p text:style-name="P9">$0.05 USD c/u</text:p>
          </table:table-cell>
        </table:table-row>
        <table:table-row>
          <table:table-cell table:style-name="Tabla2.A1" office:value-type="string">
            <text:p text:style-name="P9">Cables Dupont M-M</text:p>
          </table:table-cell>
          <table:table-cell table:style-name="Tabla2.A1" office:value-type="string">
            <text:p text:style-name="P9">7+</text:p>
          </table:table-cell>
          <table:table-cell table:style-name="Tabla2.A1" office:value-type="string">
            <text:p text:style-name="P9">$2-3 USD (pack)</text:p>
          </table:table-cell>
        </table:table-row>
        <table:table-row>
          <table:table-cell table:style-name="Tabla2.A1" office:value-type="string">
            <text:p text:style-name="P9">Cable USB tipo B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Table_20_Contents">$2-3 USD</text:p>
          </table:table-cell>
        </table:table-row>
      </table:table>
      <text:p text:style-name="Horizontal_20_Line"/>
      <text:h text:style-name="P4" text:outline-level="3"><text:soft-page-break/>📋 PASO 1: Identificar los Pines del Arduino MEGA</text:h>
      <text:p text:style-name="P7">text</text:p>
      <text:p text:style-name="P6"><text:span text:style-name="Source_20_Text"><text:s text:c="20"/>ARDUINO MEGA 2560</text:span></text:p>
      <text:p text:style-name="P6"><text:span text:style-name="Source_20_Text"><text:s text:c="4"/>┌──────────────────────────────────────────────────────┐</text:span></text:p>
      <text:p text:style-name="P6"><text:span text:style-name="Source_20_Text"><text:s text:c="4"/>│ <text:s/>┌────┐ <text:s text:c="45"/>│</text:span></text:p>
      <text:p text:style-name="P6"><text:span text:style-name="Source_20_Text"><text:s text:c="4"/>│ <text:s/>│USB │ <text:s/>Puerto de programación <text:s text:c="21"/>│</text:span></text:p>
      <text:p text:style-name="P6"><text:span text:style-name="Source_20_Text"><text:s text:c="4"/>│ <text:s/>└────┘ <text:s text:c="45"/>│</text:span></text:p>
      <text:p text:style-name="P6"><text:span text:style-name="Source_20_Text"><text:s text:c="4"/>│ <text:s text:c="53"/>│</text:span></text:p>
      <text:p text:style-name="P6"><text:span text:style-name="Source_20_Text"><text:s text:c="4"/>│ <text:s/>POWER <text:s text:c="9"/>DIGITAL PINS <text:s text:c="24"/>│</text:span></text:p>
      <text:p text:style-name="P6"><text:span text:style-name="Source_20_Text"><text:s text:c="4"/>│ <text:s/>┌───┐ <text:s text:c="3"/>┌──────────────────────────────────────┐ <text:s/>│</text:span></text:p>
      <text:p text:style-name="P6"><text:span text:style-name="Source_20_Text"><text:s text:c="4"/>│ <text:s/>│5V │ <text:s text:c="3"/>│ 0 <text:s/>1 <text:s/>2 <text:s/>3 <text:s/>4 <text:s/>5 <text:s/>6 <text:s/>7 <text:s/>8 <text:s/>9 <text:s/>10 11 │ <text:s/>│</text:span></text:p>
      <text:p text:style-name="P6"><text:span text:style-name="Source_20_Text"><text:s text:c="4"/>│ <text:s/>│GND│ <text:s text:c="3"/>│12 13 14 15 16 17 18 19 20 21 22 ... │ <text:s/>│</text:span></text:p>
      <text:p text:style-name="P6"><text:span text:style-name="Source_20_Text"><text:s text:c="4"/>│ <text:s/>│GND│ <text:s text:c="3"/>└──────────────────────────────────────┘ <text:s/>│</text:span></text:p>
      <text:p text:style-name="P6"><text:span text:style-name="Source_20_Text"><text:s text:c="4"/>│ <text:s/>│VIN│ <text:s text:c="46"/>│</text:span></text:p>
      <text:p text:style-name="P6"><text:span text:style-name="Source_20_Text"><text:s text:c="4"/>│ <text:s/>└───┘ <text:s text:c="3"/>Usaremos: Pin 11, Pin 12, Pin 13 <text:s text:c="9"/>│</text:span></text:p>
      <text:p text:style-name="P6"><text:span text:style-name="Source_20_Text"><text:s text:c="4"/>│ <text:s text:c="53"/>│</text:span></text:p>
      <text:p text:style-name="P7"><text:span text:style-name="Source_20_Text"><text:s text:c="4"/>└──────────────────────────────────────────────────────┘</text:span></text:p>
      <text:p text:style-name="Horizontal_20_Line"/>
      <text:h text:style-name="P4" text:outline-level="3">📋 PASO 2: Diagrama de Conexiones Físicas</text:h>
      <text:p text:style-name="P7">text</text:p>
      <text:p text:style-name="P6"><text:span text:style-name="Source_20_Text">VISTA SUPERIOR DEL MONTAJE:</text:span></text:p>
      <text:p text:style-name="P6"/>
      <text:p text:style-name="P6"><text:span text:style-name="Source_20_Text"><text:s text:c="9"/>Arduino MEGA <text:s text:c="19"/>Protoboard</text:span></text:p>
      <text:p text:style-name="P6"><text:span text:style-name="Source_20_Text"><text:s text:c="4"/>┌─────────────────┐ <text:s text:c="8"/>┌─────────────────────────────┐</text:span></text:p>
      <text:p text:style-name="P6"><text:span text:style-name="Source_20_Text"><text:s text:c="4"/>│ <text:s text:c="16"/>│ <text:s text:c="8"/>│ ─ ─ ─ ─ ─ ─ ─ ─ ─ ─ ─ ─ ─ <text:s/>│ ← GND rail</text:span></text:p>
      <text:p text:style-name="P6"><text:span text:style-name="Source_20_Text"><text:s text:c="4"/>│ <text:s text:c="3"/>Pin 13 <text:s/>─────┼─────────┼──► [220Ω] ──► 🔴 LED ROJO <text:s/>│</text:span></text:p>
      <text:p text:style-name="P6"><text:span text:style-name="Source_20_Text"><text:s text:c="4"/>│ <text:s text:c="16"/>│ <text:s text:c="8"/>│ <text:s text:c="19"/>│ <text:s text:c="7"/>│</text:span></text:p>
      <text:p text:style-name="P6"><text:span text:style-name="Source_20_Text"><text:s text:c="4"/>│ <text:s text:c="3"/>Pin 12 <text:s/>─────┼─────────┼──► [220Ω] ──► 🟡 LED AMARILLO</text:span></text:p>
      <text:p text:style-name="P6"><text:span text:style-name="Source_20_Text"><text:s text:c="4"/>│ <text:s text:c="16"/>│ <text:s text:c="8"/>│ <text:s text:c="19"/>│ <text:s text:c="7"/>│</text:span></text:p>
      <text:p text:style-name="P6"><text:span text:style-name="Source_20_Text"><text:s text:c="4"/>│ <text:s text:c="3"/>Pin 11 <text:s/>─────┼─────────┼──► [220Ω] ──► 🟢 LED VERDE │</text:span></text:p>
      <text:p text:style-name="P6"><text:span text:style-name="Source_20_Text"><text:s text:c="4"/>│ <text:s text:c="16"/>│ <text:s text:c="8"/>│ <text:s text:c="19"/>│ <text:s text:c="7"/>│</text:span></text:p>
      <text:p text:style-name="P6"><text:span text:style-name="Source_20_Text"><text:s text:c="4"/>│ <text:s text:c="3"/>GND <text:s text:c="4"/>─────┼─────────┼────────────────────┴────────┤</text:span></text:p>
      <text:p text:style-name="P6"><text:span text:style-name="Source_20_Text"><text:s text:c="4"/>│ <text:s text:c="16"/>│ <text:s text:c="8"/>│ <text:s text:c="28"/>│</text:span></text:p>
      <text:p text:style-name="P6"><text:span text:style-name="Source_20_Text"><text:s text:c="4"/>└─────────────────┘ <text:s text:c="8"/>└─────────────────────────────┘</text:span></text:p>
      <text:p text:style-name="P6"/>
      <text:p text:style-name="P6"><text:span text:style-name="Source_20_Text">CÓDIGO DE COLORES DE CABLES SUGERIDO:</text:span></text:p>
      <text:p text:style-name="P6"><text:span text:style-name="Source_20_Text">- Cable ROJO: Pin 13 a resistencia del LED rojo</text:span></text:p>
      <text:p text:style-name="P6"><text:span text:style-name="Source_20_Text">- Cable AMARILLO: Pin 12 a resistencia del LED amarillo <text:s/></text:span></text:p>
      <text:p text:style-name="P6"><text:span text:style-name="Source_20_Text">- Cable VERDE: Pin 11 a resistencia del LED verde</text:span></text:p>
      <text:p text:style-name="P7"><text:span text:style-name="Source_20_Text">- Cable NEGRO: GND a línea negativa del protoboard</text:span></text:p>
      <text:p text:style-name="Horizontal_20_Line"/>
      <text:h text:style-name="P4" text:outline-level="3">📋 PASO 3: Montaje Físico Detallado</text:h>
      <text:p text:style-name="P7">text</text:p>
      <text:p text:style-name="P6"><text:span text:style-name="Source_20_Text">PASO 3.1: Preparar el Protoboard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<text:s text:c="3"/>1. Coloca el protoboard sobre una superficie estable</text:span></text:p>
      <text:p text:style-name="P6"><text:span text:style-name="Source_20_Text"><text:s text:c="3"/>2. Identifica las líneas de alimentación (+ y -)</text:span></text:p>
      <text:p text:style-name="P6"/>
      <text:p text:style-name="P6"><text:span text:style-name="Source_20_Text">PASO 3.2: Insertar los LEDs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<text:s text:c="3"/>⚠️ IMPORTANTE: Identificar las patas del LED</text:span></text:p>
      <text:p text:style-name="P6"><text:span text:style-name="Source_20_Text"><text:s text:c="3"/></text:span></text:p>
      <text:p text:style-name="P6"><text:soft-page-break/><text:span text:style-name="Source_20_Text"><text:s text:c="3"/>LED visto de frente:</text:span></text:p>
      <text:p text:style-name="P6"><text:span text:style-name="Source_20_Text"><text:s text:c="8"/>┌───────┐</text:span></text:p>
      <text:p text:style-name="P6"><text:span text:style-name="Source_20_Text"><text:s text:c="8"/>│ <text:s text:c="2"/>● <text:s text:c="2"/>│ <text:s/>← Cúpula del LED</text:span></text:p>
      <text:p text:style-name="P6"><text:span text:style-name="Source_20_Text"><text:s text:c="8"/>│ <text:s text:c="6"/>│</text:span></text:p>
      <text:p text:style-name="P6"><text:span text:style-name="Source_20_Text"><text:s text:c="8"/>└───┬───┘</text:span></text:p>
      <text:p text:style-name="P6"><text:span text:style-name="Source_20_Text"><text:s text:c="10"/>║ <text:s text:c="2"/>║</text:span></text:p>
      <text:p text:style-name="P6"><text:span text:style-name="Source_20_Text"><text:s text:c="10"/>║ <text:s text:c="2"/>╚══ Pata CORTA = CÁTODO (-) → Va a GND</text:span></text:p>
      <text:p text:style-name="P6"><text:span text:style-name="Source_20_Text"><text:s text:c="10"/>╚══════ Pata LARGA = ÁNODO (+) → Va a resistencia</text:span></text:p>
      <text:p text:style-name="P6"/>
      <text:p text:style-name="P6"><text:span text:style-name="Source_20_Text"><text:s text:c="3"/>1. Inserta el LED ROJO en filas separadas (ej: fila 5 y 7)</text:span></text:p>
      <text:p text:style-name="P6"><text:span text:style-name="Source_20_Text"><text:s text:c="3"/>2. Inserta el LED AMARILLO (ej: fila 12 y 14)</text:span></text:p>
      <text:p text:style-name="P6"><text:span text:style-name="Source_20_Text"><text:s text:c="3"/>3. Inserta el LED VERDE (ej: fila 19 y 21)</text:span></text:p>
      <text:p text:style-name="P6"/>
      <text:p text:style-name="P6"><text:span text:style-name="Source_20_Text">PASO 3.3: Conectar las Resistencias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<text:s text:c="3"/>1. Conecta una resistencia 220Ω desde la fila del ÁNODO (+) </text:span></text:p>
      <text:p text:style-name="P6"><text:span text:style-name="Source_20_Text"><text:s text:c="6"/>de cada LED hacia otra fila</text:span></text:p>
      <text:p text:style-name="P6"><text:span text:style-name="Source_20_Text"><text:s text:c="3"/>2. Esta fila será donde conectes el cable del Arduino</text:span></text:p>
      <text:p text:style-name="P6"/>
      <text:p text:style-name="P6"><text:span text:style-name="Source_20_Text">PASO 3.4: Conectar los Cables al Arduino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<text:s text:c="3"/>1. Cable desde Pin 13 → Fila donde termina la resistencia del LED rojo</text:span></text:p>
      <text:p text:style-name="P6"><text:span text:style-name="Source_20_Text"><text:s text:c="3"/>2. Cable desde Pin 12 → Fila donde termina la resistencia del LED amarillo</text:span></text:p>
      <text:p text:style-name="P6"><text:span text:style-name="Source_20_Text"><text:s text:c="3"/>3. Cable desde Pin 11 → Fila donde termina la resistencia del LED verde</text:span></text:p>
      <text:p text:style-name="P6"><text:span text:style-name="Source_20_Text"><text:s text:c="3"/>4. Cable desde GND → Línea negativa (-) del protoboard</text:span></text:p>
      <text:p text:style-name="P6"/>
      <text:p text:style-name="P6"><text:span text:style-name="Source_20_Text">PASO 3.5: Conectar los Cátodos a GND</text:span></text:p>
      <text:p text:style-name="P6"><text:span text:style-name="Source_20_Text">─────────────────────────────────</text:span></text:p>
      <text:p text:style-name="P7"><text:span text:style-name="Source_20_Text"><text:s text:c="3"/>1. Conecta cada cátodo (-) de los LEDs a la línea negativa</text:span></text:p>
      <text:p text:style-name="Horizontal_20_Line"/>
      <text:h text:style-name="P4" text:outline-level="3">📋 PASO 4: Instalar Arduino IDE</text:h>
      <text:p text:style-name="P7">text</text:p>
      <text:p text:style-name="P6"><text:span text:style-name="Source_20_Text">1. Descarga Arduino IDE desde: https://www.arduino.cc/en/software</text:span></text:p>
      <text:p text:style-name="P6"><text:span text:style-name="Source_20_Text">2. Instala el programa siguiendo las instrucciones</text:span></text:p>
      <text:p text:style-name="P6"><text:span text:style-name="Source_20_Text">3. Abre Arduino IDE</text:span></text:p>
      <text:p text:style-name="P6"><text:span text:style-name="Source_20_Text">4. Ve a: Herramientas → Placa → Arduino Mega or Mega 2560</text:span></text:p>
      <text:p text:style-name="P7"><text:span text:style-name="Source_20_Text">5. Ve a: Herramientas → Puerto → Selecciona el puerto COM de tu Arduino</text:span></text:p>
      <text:p text:style-name="Horizontal_20_Line"/>
      <text:h text:style-name="P4" text:outline-level="3">📋 PASO 5: Código para Arduino IDE</text:h>
      <text:p text:style-name="P7">C++</text:p>
      <text:p text:style-name="P6"><text:span text:style-name="Source_20_Text">/*</text:span></text:p>
      <text:p text:style-name="P6"><text:span text:style-name="Source_20_Text"><text:s/>*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<text:s/>* <text:s text:c="19"/>SEMÁFORO CON ARDUINO MEGA</text:span></text:p>
      <text:p text:style-name="P6"><text:span text:style-name="Source_20_Text"><text:s/>*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<text:s/>* </text:span></text:p>
      <text:p text:style-name="P6"><text:span text:style-name="Source_20_Text"><text:s/>* Descripción: Simula el funcionamiento de un semáforo real</text:span></text:p>
      <text:p text:style-name="P6"><text:span text:style-name="Source_20_Text"><text:s/>* <text:s text:c="13"/>con luces roja, amarilla y verde</text:span></text:p>
      <text:p text:style-name="P6"><text:span text:style-name="Source_20_Text"><text:s/>* </text:span></text:p>
      <text:p text:style-name="P6"><text:span text:style-name="Source_20_Text"><text:s/>* Conexiones:</text:span></text:p>
      <text:p text:style-name="P6"><text:span text:style-name="Source_20_Text"><text:s/>* <text:s text:c="2"/>- Pin 13 → LED Rojo (a través de resistencia 220Ω)</text:span></text:p>
      <text:p text:style-name="P6"><text:span text:style-name="Source_20_Text"><text:s/>* <text:s text:c="2"/>- Pin 12 → LED Amarillo (a través de resistencia 220Ω)</text:span></text:p>
      <text:p text:style-name="P6"><text:span text:style-name="Source_20_Text"><text:s/>* <text:s text:c="2"/>- Pin 11 → LED Verde (a través de resistencia 220Ω)</text:span></text:p>
      <text:p text:style-name="P6"><text:span text:style-name="Source_20_Text"><text:s/>* <text:s text:c="2"/>- GND → Cátodos de todos los LEDs</text:span></text:p>
      <text:p text:style-name="P6"><text:span text:style-name="Source_20_Text"><text:s/>* </text:span></text:p>
      <text:p text:style-name="P6"><text:soft-page-break/><text:span text:style-name="Source_20_Text"><text:s/>* Autor: Tutorial Arduino</text:span></text:p>
      <text:p text:style-name="P6"><text:span text:style-name="Source_20_Text"><text:s/>* Fecha: 2024</text:span></text:p>
      <text:p text:style-name="P6"><text:span text:style-name="Source_20_Text"><text:s/>* </text:span></text:p>
      <text:p text:style-name="P6"><text:span text:style-name="Source_20_Text"><text:s/>*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<text:s/>*/</text:span></text:p>
      <text:p text:style-name="P6"/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SECCIÓN 1: DEFINICIÓN DE CONSTANTES</text:span></text:p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Usamos #define para dar nombres descriptivos a los pines</text:span></text:p>
      <text:p text:style-name="P6"><text:span text:style-name="Source_20_Text">// Esto hace el código más fácil de leer y modificar</text:span></text:p>
      <text:p text:style-name="P6"/>
      <text:p text:style-name="P6"><text:span text:style-name="Source_20_Text">#define LED_ROJO <text:s text:c="4"/>13 <text:s text:c="3"/>// Pin donde está conectado el LED rojo</text:span></text:p>
      <text:p text:style-name="P6"><text:span text:style-name="Source_20_Text">#define LED_AMARILLO 12 <text:s text:c="3"/>// Pin donde está conectado el LED amarillo</text:span></text:p>
      <text:p text:style-name="P6"><text:span text:style-name="Source_20_Text">#define LED_VERDE <text:s text:c="3"/>11 <text:s text:c="3"/>// Pin donde está conectado el LED verde</text:span></text:p>
      <text:p text:style-name="P6"/>
      <text:p text:style-name="P6"><text:span text:style-name="Source_20_Text">// Definimos los tiempos de cada fase (en milisegundos)</text:span></text:p>
      <text:p text:style-name="P6"><text:span text:style-name="Source_20_Text">// 1000 milisegundos = 1 segundo</text:span></text:p>
      <text:p text:style-name="P6"/>
      <text:p text:style-name="P6"><text:span text:style-name="Source_20_Text">#define TIEMPO_ROJO <text:s text:c="4"/>5000 <text:s text:c="2"/>// 5 segundos para luz roja</text:span></text:p>
      <text:p text:style-name="P6"><text:span text:style-name="Source_20_Text">#define TIEMPO_VERDE <text:s text:c="3"/>5000 <text:s text:c="2"/>// 5 segundos para luz verde</text:span></text:p>
      <text:p text:style-name="P6"><text:span text:style-name="Source_20_Text">#define TIEMPO_AMARILLO 2000 <text:s text:c="2"/>// 2 segundos para luz amarilla</text:span></text:p>
      <text:p text:style-name="P6"/>
      <text:p text:style-name="P6"/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SECCIÓN 2: FUNCIÓN SETUP - CONFIGURACIÓN INICIAL</text:span></text:p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Esta función se ejecuta UNA SOLA VEZ cuando:</text:span></text:p>
      <text:p text:style-name="P6"><text:span text:style-name="Source_20_Text">// <text:s text:c="2"/>- Se enciende el Arduino</text:span></text:p>
      <text:p text:style-name="P6"><text:span text:style-name="Source_20_Text">// <text:s text:c="2"/>- Se presiona el botón RESET</text:span></text:p>
      <text:p text:style-name="P6"><text:span text:style-name="Source_20_Text">// <text:s text:c="2"/>- Se carga un nuevo programa</text:span></text:p>
      <text:p text:style-name="P6"/>
      <text:p text:style-name="P6"><text:span text:style-name="Source_20_Text">void setup() {</text:span></text:p>
      <text:p text:style-name="P6"><text:span text:style-name="Source_20_Text"><text:s text:c="2"/></text:span></text:p>
      <text:p text:style-name="P6"><text:span text:style-name="Source_20_Text"><text:s text:c="2"/>// Configuramos los pines como SALIDA (OUTPUT)</text:span></text:p>
      <text:p text:style-name="P6"><text:span text:style-name="Source_20_Text"><text:s text:c="2"/>// OUTPUT significa que el pin ENVIARÁ electricidad (para encender LEDs)</text:span></text:p>
      <text:p text:style-name="P6"><text:span text:style-name="Source_20_Text"><text:s text:c="2"/></text:span></text:p>
      <text:p text:style-name="P6"><text:span text:style-name="Source_20_Text"><text:s text:c="2"/>pinMode(LED_ROJO, OUTPUT); <text:s text:c="5"/>// Pin 13 como salida</text:span></text:p>
      <text:p text:style-name="P6"><text:span text:style-name="Source_20_Text"><text:s text:c="2"/>pinMode(LED_AMARILLO, OUTPUT); <text:s/>// Pin 12 como salida</text:span></text:p>
      <text:p text:style-name="P6"><text:span text:style-name="Source_20_Text"><text:s text:c="2"/>pinMode(LED_VERDE, OUTPUT); <text:s text:c="4"/>// Pin 11 como salida</text:span></text:p>
      <text:p text:style-name="P6"><text:span text:style-name="Source_20_Text"><text:s text:c="2"/></text:span></text:p>
      <text:p text:style-name="P6"><text:span text:style-name="Source_20_Text"><text:s text:c="2"/>// Inicializamos todos los LEDs apagados por seguridad</text:span></text:p>
      <text:p text:style-name="P6"><text:span text:style-name="Source_20_Text"><text:s text:c="2"/>digitalWrite(LED_ROJO, LOW); <text:s text:c="4"/>// LOW = 0V = Apagado</text:span></text:p>
      <text:p text:style-name="P6"><text:span text:style-name="Source_20_Text"><text:s text:c="2"/>digitalWrite(LED_AMARILLO, LOW);</text:span></text:p>
      <text:p text:style-name="P6"><text:span text:style-name="Source_20_Text"><text:s text:c="2"/>digitalWrite(LED_VERDE, LOW);</text:span></text:p>
      <text:p text:style-name="P6"><text:span text:style-name="Source_20_Text"><text:s text:c="2"/></text:span></text:p>
      <text:p text:style-name="P6"><text:span text:style-name="Source_20_Text"><text:s text:c="2"/>// Iniciamos comunicación serial para debugging (opcional)</text:span></text:p>
      <text:p text:style-name="P6"><text:span text:style-name="Source_20_Text"><text:s text:c="2"/>Serial.begin(9600);</text:span></text:p>
      <text:p text:style-name="P6"><text:span text:style-name="Source_20_Text"><text:s text:c="2"/>Serial.println("=== SEMÁFORO INICIADO ===");</text:span></text:p>
      <text:p text:style-name="P6"><text:span text:style-name="Source_20_Text"><text:s text:c="2"/>Serial.println("Secuencia: ROJO → VERDE → AMARILLO");</text:span></text:p>
      <text:p text:style-name="P6"><text:span text:style-name="Source_20_Text"><text:s text:c="2"/>Serial.println("");</text:span></text:p>
      <text:p text:style-name="P6"><text:span text:style-name="Source_20_Text">}</text:span></text:p>
      <text:p text:style-name="P6"/>
      <text:p text:style-name="P6"/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SECCIÓN 3: FUNCIÓN LOOP - BUCLE PRINCIPAL</text:span></text:p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Esta función se ejecuta INFINITAMENTE en bucle</text:span></text:p>
      <text:p text:style-name="P6"><text:span text:style-name="Source_20_Text">// Es el corazón del programa que controla el semáforo</text:span></text:p>
      <text:p text:style-name="P6"/>
      <text:p text:style-name="P6"><text:span text:style-name="Source_20_Text">void loop() {</text:span></text:p>
      <text:p text:style-name="P6"><text:span text:style-name="Source_20_Text"><text:s text:c="2"/></text:span></text:p>
      <text:p text:style-name="P6"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FASE 1: LUZ ROJA - ALTO</text:span></text:p>
      <text:p text:style-name="P6"><text:soft-page-break/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Los vehículos deben DETENERSE</text:span></text:p>
      <text:p text:style-name="P6"><text:span text:style-name="Source_20_Text"><text:s text:c="2"/></text:span></text:p>
      <text:p text:style-name="P6"><text:span text:style-name="Source_20_Text"><text:s text:c="2"/>Serial.println("🔴 ROJO - ALTO");</text:span></text:p>
      <text:p text:style-name="P6"><text:span text:style-name="Source_20_Text"><text:s text:c="2"/></text:span></text:p>
      <text:p text:style-name="P6"><text:span text:style-name="Source_20_Text"><text:s text:c="2"/>digitalWrite(LED_ROJO, HIGH); <text:s text:c="4"/>// HIGH = 5V = Encendido</text:span></text:p>
      <text:p text:style-name="P6"><text:span text:style-name="Source_20_Text"><text:s text:c="2"/>digitalWrite(LED_AMARILLO, LOW); <text:s/>// Apagar amarillo</text:span></text:p>
      <text:p text:style-name="P6"><text:span text:style-name="Source_20_Text"><text:s text:c="2"/>digitalWrite(LED_VERDE, LOW); <text:s text:c="4"/>// Apagar verde</text:span></text:p>
      <text:p text:style-name="P6"><text:span text:style-name="Source_20_Text"><text:s text:c="2"/></text:span></text:p>
      <text:p text:style-name="P6"><text:span text:style-name="Source_20_Text"><text:s text:c="2"/>delay(TIEMPO_ROJO); <text:s/>// Esperar 5 segundos (5000 ms)</text:span></text:p>
      <text:p text:style-name="P6"><text:span text:style-name="Source_20_Text"><text:s text:c="2"/></text:span></text:p>
      <text:p text:style-name="P6"><text:span text:style-name="Source_20_Text"><text:s text:c="2"/></text:span></text:p>
      <text:p text:style-name="P6"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FASE 2: LUZ VERDE - AVANCE</text:span></text:p>
      <text:p text:style-name="P6"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Los vehículos pueden AVANZAR</text:span></text:p>
      <text:p text:style-name="P6"><text:span text:style-name="Source_20_Text"><text:s text:c="2"/></text:span></text:p>
      <text:p text:style-name="P6"><text:span text:style-name="Source_20_Text"><text:s text:c="2"/>Serial.println("🟢 VERDE - AVANCE");</text:span></text:p>
      <text:p text:style-name="P6"><text:span text:style-name="Source_20_Text"><text:s text:c="2"/></text:span></text:p>
      <text:p text:style-name="P6"><text:span text:style-name="Source_20_Text"><text:s text:c="2"/>digitalWrite(LED_ROJO, LOW); <text:s text:c="5"/>// Apagar rojo</text:span></text:p>
      <text:p text:style-name="P6"><text:span text:style-name="Source_20_Text"><text:s text:c="2"/>digitalWrite(LED_AMARILLO, LOW); <text:s/>// Apagar amarillo</text:span></text:p>
      <text:p text:style-name="P6"><text:span text:style-name="Source_20_Text"><text:s text:c="2"/>digitalWrite(LED_VERDE, HIGH); <text:s text:c="3"/>// Encender verde</text:span></text:p>
      <text:p text:style-name="P6"><text:span text:style-name="Source_20_Text"><text:s text:c="2"/></text:span></text:p>
      <text:p text:style-name="P6"><text:span text:style-name="Source_20_Text"><text:s text:c="2"/>delay(TIEMPO_VERDE); <text:s/>// Esperar 5 segundos</text:span></text:p>
      <text:p text:style-name="P6"><text:span text:style-name="Source_20_Text"><text:s text:c="2"/></text:span></text:p>
      <text:p text:style-name="P6"><text:span text:style-name="Source_20_Text"><text:s text:c="2"/></text:span></text:p>
      <text:p text:style-name="P6"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FASE 3: LUZ AMARILLA - PRECAUCIÓN</text:span></text:p>
      <text:p text:style-name="P6"><text:span text:style-name="Source_20_Text"><text:s text:c="2"/>// ─────────────────────────────────────────────────────────────</text:span></text:p>
      <text:p text:style-name="P6"><text:span text:style-name="Source_20_Text"><text:s text:c="2"/>// Los vehículos deben PREPARARSE PARA DETENERSE</text:span></text:p>
      <text:p text:style-name="P6"><text:span text:style-name="Source_20_Text"><text:s text:c="2"/></text:span></text:p>
      <text:p text:style-name="P6"><text:span text:style-name="Source_20_Text"><text:s text:c="2"/>Serial.println("🟡 AMARILLO - PRECAUCIÓN");</text:span></text:p>
      <text:p text:style-name="P6"><text:span text:style-name="Source_20_Text"><text:s text:c="2"/>Serial.println("───────────────────────");</text:span></text:p>
      <text:p text:style-name="P6"><text:span text:style-name="Source_20_Text"><text:s text:c="2"/></text:span></text:p>
      <text:p text:style-name="P6"><text:span text:style-name="Source_20_Text"><text:s text:c="2"/>digitalWrite(LED_ROJO, LOW); <text:s text:c="6"/>// Apagar rojo</text:span></text:p>
      <text:p text:style-name="P6"><text:span text:style-name="Source_20_Text"><text:s text:c="2"/>digitalWrite(LED_AMARILLO, HIGH); <text:s/>// Encender amarillo</text:span></text:p>
      <text:p text:style-name="P6"><text:span text:style-name="Source_20_Text"><text:s text:c="2"/>digitalWrite(LED_VERDE, LOW); <text:s text:c="5"/>// Apagar verde</text:span></text:p>
      <text:p text:style-name="P6"><text:span text:style-name="Source_20_Text"><text:s text:c="2"/></text:span></text:p>
      <text:p text:style-name="P6"><text:span text:style-name="Source_20_Text"><text:s text:c="2"/>delay(TIEMPO_AMARILLO); <text:s/>// Esperar 2 segundos</text:span></text:p>
      <text:p text:style-name="P6"><text:span text:style-name="Source_20_Text"><text:s text:c="2"/></text:span></text:p>
      <text:p text:style-name="P6"><text:span text:style-name="Source_20_Text"><text:s text:c="2"/></text:span></text:p>
      <text:p text:style-name="P6"><text:span text:style-name="Source_20_Text"><text:s text:c="2"/>// El loop se repite automáticamente, volviendo a FASE 1</text:span></text:p>
      <text:p text:style-name="P6"><text:span text:style-name="Source_20_Text">}</text:span></text:p>
      <text:p text:style-name="P6"/>
      <text:p text:style-name="P6"/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FIN DEL PROGRAMA</text:span></text:p>
      <text:p text:style-name="P7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Horizontal_20_Line"/>
      <text:h text:style-name="P4" text:outline-level="3">📋 PASO 6: Cargar el Código al Arduino</text:h>
      <text:p text:style-name="P7">text</text:p>
      <text:p text:style-name="P6"><text:span text:style-name="Source_20_Text">PROCEDIMIENTO DE CARGA:</text:span></text:p>
      <text:p text:style-name="P6"/>
      <text:p text:style-name="P6"><text:span text:style-name="Source_20_Text">1. Conecta el Arduino MEGA al computador con el cable USB</text:span></text:p>
      <text:p text:style-name="P6"/>
      <text:p text:style-name="P6"><text:span text:style-name="Source_20_Text">2. En Arduino IDE:</text:span></text:p>
      <text:p text:style-name="P6"><text:span text:style-name="Source_20_Text"><text:s text:c="3"/>┌──────────────────────────────────────────┐</text:span></text:p>
      <text:p text:style-name="P6"><text:span text:style-name="Source_20_Text"><text:s text:c="3"/>│ <text:s/>Archivo <text:s/>Editar <text:s/>Programa <text:s/>Herramientas │</text:span></text:p>
      <text:p text:style-name="P6"><text:span text:style-name="Source_20_Text"><text:s text:c="3"/>│ <text:s text:c="29"/>↓ <text:s text:c="10"/>│</text:span></text:p>
      <text:p text:style-name="P6"><text:soft-page-break/><text:span text:style-name="Source_20_Text"><text:s text:c="3"/>│ <text:s text:c="19"/>┌─────────────────┐ <text:s text:c="2"/>│</text:span></text:p>
      <text:p text:style-name="P6"><text:span text:style-name="Source_20_Text"><text:s text:c="3"/>│ <text:s text:c="19"/>│ Placa: Arduino <text:s/>│ <text:s text:c="2"/>│</text:span></text:p>
      <text:p text:style-name="P6"><text:span text:style-name="Source_20_Text"><text:s text:c="3"/>│ <text:s text:c="19"/>│ <text:s text:c="2"/>Mega 2560 <text:s text:c="4"/>│ <text:s text:c="2"/>│</text:span></text:p>
      <text:p text:style-name="P6"><text:span text:style-name="Source_20_Text"><text:s text:c="3"/>│ <text:s text:c="19"/>├─────────────────┤ <text:s text:c="2"/>│</text:span></text:p>
      <text:p text:style-name="P6"><text:span text:style-name="Source_20_Text"><text:s text:c="3"/>│ <text:s text:c="19"/>│ Puerto: COM3 <text:s text:c="3"/>│ <text:s text:c="2"/>│</text:span></text:p>
      <text:p text:style-name="P6"><text:span text:style-name="Source_20_Text"><text:s text:c="3"/>│ <text:s text:c="19"/>│ (o el que <text:s text:c="6"/>│ <text:s text:c="2"/>│</text:span></text:p>
      <text:p text:style-name="P6"><text:span text:style-name="Source_20_Text"><text:s text:c="3"/>│ <text:s text:c="19"/>│ <text:s/>corresponda) <text:s text:c="2"/>│ <text:s text:c="2"/>│</text:span></text:p>
      <text:p text:style-name="P6"><text:span text:style-name="Source_20_Text"><text:s text:c="3"/>│ <text:s text:c="19"/>└─────────────────┘ <text:s text:c="2"/>│</text:span></text:p>
      <text:p text:style-name="P6"><text:span text:style-name="Source_20_Text"><text:s text:c="3"/>└──────────────────────────────────────────┘</text:span></text:p>
      <text:p text:style-name="P6"/>
      <text:p text:style-name="P6"><text:span text:style-name="Source_20_Text">3. Haz clic en VERIFICAR (✓) para compilar</text:span></text:p>
      <text:p text:style-name="P6"><text:span text:style-name="Source_20_Text"><text:s text:c="3"/>- Espera el mensaje: "Compilación completada"</text:span></text:p>
      <text:p text:style-name="P6"/>
      <text:p text:style-name="P6"><text:span text:style-name="Source_20_Text">4. Haz clic en SUBIR (→) para cargar al Arduino</text:span></text:p>
      <text:p text:style-name="P6"><text:span text:style-name="Source_20_Text"><text:s text:c="3"/>- Verás el LED TX/RX parpadear</text:span></text:p>
      <text:p text:style-name="P6"><text:span text:style-name="Source_20_Text"><text:s text:c="3"/>- Espera: "Subido" o "Done uploading"</text:span></text:p>
      <text:p text:style-name="P6"/>
      <text:p text:style-name="P7"><text:span text:style-name="Source_20_Text">5. ¡El semáforo comenzará a funcionar automáticamente!</text:span></text:p>
      <text:p text:style-name="Horizontal_20_Line"/>
      <text:h text:style-name="P4" text:outline-level="3">📋 PASO 7: Verificar el Funcionamiento</text:h>
      <text:p text:style-name="P7">text</text:p>
      <text:p text:style-name="P6"><text:span text:style-name="Source_20_Text">SECUENCIA ESPERADA:</text:span></text:p>
      <text:p text:style-name="P6"/>
      <text:p text:style-name="P6"><text:span text:style-name="Source_20_Text"><text:s text:c="4"/>Tiempo <text:s text:c="3"/>│ <text:s/>LED Rojo <text:s/>│ <text:s/>LED Amarillo <text:s/>│ <text:s/>LED Verde</text:span></text:p>
      <text:p text:style-name="P6"><text:span text:style-name="Source_20_Text"><text:s text:c="3"/>═══════════╪════════════╪════════════════╪════════════</text:span></text:p>
      <text:p text:style-name="P6"><text:span text:style-name="Source_20_Text"><text:s text:c="4"/>0-5 seg <text:s text:c="2"/>│ <text:s text:c="4"/>🔴 <text:s text:c="4"/>│ <text:s text:c="6"/>○ <text:s text:c="7"/>│ <text:s text:c="4"/>○</text:span></text:p>
      <text:p text:style-name="P6"><text:span text:style-name="Source_20_Text"><text:s text:c="3"/>───────────┼────────────┼────────────────┼────────────</text:span></text:p>
      <text:p text:style-name="P6"><text:span text:style-name="Source_20_Text"><text:s text:c="4"/>5-10 seg <text:s/>│ <text:s text:c="4"/>○ <text:s text:c="5"/>│ <text:s text:c="6"/>○ <text:s text:c="7"/>│ <text:s text:c="4"/>🟢</text:span></text:p>
      <text:p text:style-name="P6"><text:span text:style-name="Source_20_Text"><text:s text:c="3"/>───────────┼────────────┼────────────────┼────────────</text:span></text:p>
      <text:p text:style-name="P6"><text:span text:style-name="Source_20_Text"><text:s text:c="4"/>10-12 seg │ <text:s text:c="4"/>○ <text:s text:c="5"/>│ <text:s text:c="6"/>🟡 <text:s text:c="6"/>│ <text:s text:c="4"/>○</text:span></text:p>
      <text:p text:style-name="P6"><text:span text:style-name="Source_20_Text"><text:s text:c="3"/>───────────┼────────────┼────────────────┼────────────</text:span></text:p>
      <text:p text:style-name="P6"><text:span text:style-name="Source_20_Text"><text:s text:c="4"/>12-17 seg │ <text:s text:c="4"/>🔴 <text:s text:c="4"/>│ <text:s text:c="6"/>○ <text:s text:c="7"/>│ <text:s text:c="4"/>○</text:span></text:p>
      <text:p text:style-name="P6"><text:span text:style-name="Source_20_Text"><text:s text:c="3"/>───────────┼────────────┼────────────────┼────────────</text:span></text:p>
      <text:p text:style-name="P6"><text:span text:style-name="Source_20_Text"><text:s text:c="8"/>... <text:s text:c="2"/>│ <text:s text:c="2"/>(se repite el ciclo) <text:s text:c="5"/>│ <text:s text:c="3"/>...</text:span></text:p>
      <text:p text:style-name="P6"/>
      <text:p text:style-name="P6"><text:span text:style-name="Source_20_Text"><text:s text:c="3"/>○ = LED apagado</text:span></text:p>
      <text:p text:style-name="P7"><text:span text:style-name="Source_20_Text"><text:s text:c="3"/>🔴🟡🟢 = LED encendido</text:span></text:p>
      <text:p text:style-name="Horizontal_20_Line"/>
      <text:h text:style-name="P4" text:outline-level="3">🔧 CÓDIGO AVANZADO: Versión con Funciones</text:h>
      <text:p text:style-name="P7">C++</text:p>
      <text:p text:style-name="P6"><text:span text:style-name="Source_20_Text">/*</text:span></text:p>
      <text:p text:style-name="P6"><text:span text:style-name="Source_20_Text"><text:s/>*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<text:s/>* <text:s text:c="11"/>SEMÁFORO CON ARDUINO MEGA - VERSIÓN AVANZADA</text:span></text:p>
      <text:p text:style-name="P6"><text:span text:style-name="Source_20_Text"><text:s/>*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<text:s/>* Esta versión usa funciones para código más organizado</text:span></text:p>
      <text:p text:style-name="P6"><text:span text:style-name="Source_20_Text"><text:s/>*/</text:span></text:p>
      <text:p text:style-name="P6"/>
      <text:p text:style-name="P6"><text:span text:style-name="Source_20_Text">// Definición de pines</text:span></text:p>
      <text:p text:style-name="P6"><text:span text:style-name="Source_20_Text">#define LED_ROJO <text:s text:c="4"/>13</text:span></text:p>
      <text:p text:style-name="P6"><text:span text:style-name="Source_20_Text">#define LED_AMARILLO 12</text:span></text:p>
      <text:p text:style-name="P6"><text:span text:style-name="Source_20_Text">#define LED_VERDE <text:s text:c="3"/>11</text:span></text:p>
      <text:p text:style-name="P6"/>
      <text:p text:style-name="P6"><text:span text:style-name="Source_20_Text">// Tiempos en milisegundos</text:span></text:p>
      <text:p text:style-name="P6"><text:span text:style-name="Source_20_Text">#define TIEMPO_ROJO <text:s text:c="4"/>5000</text:span></text:p>
      <text:p text:style-name="P6"><text:soft-page-break/><text:span text:style-name="Source_20_Text">#define TIEMPO_VERDE <text:s text:c="3"/>5000</text:span></text:p>
      <text:p text:style-name="P6"><text:span text:style-name="Source_20_Text">#define TIEMPO_AMARILLO 2000</text:span></text:p>
      <text:p text:style-name="P6"><text:span text:style-name="Source_20_Text">#define PARPADEOS_VERDE 5 <text:s text:c="5"/>// Número de parpadeos antes del amarillo</text:span></text:p>
      <text:p text:style-name="P6"/>
      <text:p text:style-name="P6"/>
      <text:p text:style-name="P6"><text:span text:style-name="Source_20_Text">void setup() {</text:span></text:p>
      <text:p text:style-name="P6"><text:span text:style-name="Source_20_Text"><text:s text:c="2"/>// Configurar pines como salida</text:span></text:p>
      <text:p text:style-name="P6"><text:span text:style-name="Source_20_Text"><text:s text:c="2"/>pinMode(LED_ROJO, OUTPUT);</text:span></text:p>
      <text:p text:style-name="P6"><text:span text:style-name="Source_20_Text"><text:s text:c="2"/>pinMode(LED_AMARILLO, OUTPUT);</text:span></text:p>
      <text:p text:style-name="P6"><text:span text:style-name="Source_20_Text"><text:s text:c="2"/>pinMode(LED_VERDE, OUTPUT);</text:span></text:p>
      <text:p text:style-name="P6"><text:span text:style-name="Source_20_Text"><text:s text:c="2"/></text:span></text:p>
      <text:p text:style-name="P6"><text:span text:style-name="Source_20_Text"><text:s text:c="2"/>// Apagar todos los LEDs</text:span></text:p>
      <text:p text:style-name="P6"><text:span text:style-name="Source_20_Text"><text:s text:c="2"/>apagarTodosLosLEDs();</text:span></text:p>
      <text:p text:style-name="P6"><text:span text:style-name="Source_20_Text"><text:s text:c="2"/></text:span></text:p>
      <text:p text:style-name="P6"><text:span text:style-name="Source_20_Text"><text:s text:c="2"/>// Iniciar comunicación serial</text:span></text:p>
      <text:p text:style-name="P6"><text:span text:style-name="Source_20_Text"><text:s text:c="2"/>Serial.begin(9600);</text:span></text:p>
      <text:p text:style-name="P6"><text:span text:style-name="Source_20_Text"><text:s text:c="2"/>Serial.println("=== SEMÁFORO AVANZADO INICIADO ===");</text:span></text:p>
      <text:p text:style-name="P6"><text:span text:style-name="Source_20_Text">}</text:span></text:p>
      <text:p text:style-name="P6"/>
      <text:p text:style-name="P6"/>
      <text:p text:style-name="P6"><text:span text:style-name="Source_20_Text">void loop() {</text:span></text:p>
      <text:p text:style-name="P6"><text:span text:style-name="Source_20_Text"><text:s text:c="2"/>// Secuencia del semáforo</text:span></text:p>
      <text:p text:style-name="P6"><text:span text:style-name="Source_20_Text"><text:s text:c="2"/>faseRoja();</text:span></text:p>
      <text:p text:style-name="P6"><text:span text:style-name="Source_20_Text"><text:s text:c="2"/>faseVerde();</text:span></text:p>
      <text:p text:style-name="P6"><text:span text:style-name="Source_20_Text"><text:s text:c="2"/>parpadeoVerde(); <text:s/>// El verde parpadea antes de cambiar</text:span></text:p>
      <text:p text:style-name="P6"><text:span text:style-name="Source_20_Text"><text:s text:c="2"/>faseAmarilla();</text:span></text:p>
      <text:p text:style-name="P6"><text:span text:style-name="Source_20_Text">}</text:span></text:p>
      <text:p text:style-name="P6"/>
      <text:p text:style-name="P6"/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><text:span text:style-name="Source_20_Text">// FUNCIONES PERSONALIZADAS</text:span></text:p>
      <text:p text:style-name="P6"><text:span text:style-name="Source_20_Text">// ═══════════════════════════════════════════════════════════════</text:span></text:p>
      <text:p text:style-name="P6"/>
      <text:p text:style-name="P6"><text:span text:style-name="Source_20_Text">// Función: Fase Roja</text:span></text:p>
      <text:p text:style-name="P6"><text:span text:style-name="Source_20_Text">void faseRoja() {</text:span></text:p>
      <text:p text:style-name="P6"><text:span text:style-name="Source_20_Text"><text:s text:c="2"/>Serial.println("🔴 FASE ROJA - ALTO");</text:span></text:p>
      <text:p text:style-name="P6"><text:span text:style-name="Source_20_Text"><text:s text:c="2"/>apagarTodosLosLEDs();</text:span></text:p>
      <text:p text:style-name="P6"><text:span text:style-name="Source_20_Text"><text:s text:c="2"/>digitalWrite(LED_ROJO, HIGH);</text:span></text:p>
      <text:p text:style-name="P6"><text:span text:style-name="Source_20_Text"><text:s text:c="2"/>delay(TIEMPO_ROJO);</text:span></text:p>
      <text:p text:style-name="P6"><text:span text:style-name="Source_20_Text">}</text:span></text:p>
      <text:p text:style-name="P6"/>
      <text:p text:style-name="P6"><text:span text:style-name="Source_20_Text">// Función: Fase Verde</text:span></text:p>
      <text:p text:style-name="P6"><text:span text:style-name="Source_20_Text">void faseVerde() {</text:span></text:p>
      <text:p text:style-name="P6"><text:span text:style-name="Source_20_Text"><text:s text:c="2"/>Serial.println("🟢 FASE VERDE - AVANCE");</text:span></text:p>
      <text:p text:style-name="P6"><text:span text:style-name="Source_20_Text"><text:s text:c="2"/>apagarTodosLosLEDs();</text:span></text:p>
      <text:p text:style-name="P6"><text:span text:style-name="Source_20_Text"><text:s text:c="2"/>digitalWrite(LED_VERDE, HIGH);</text:span></text:p>
      <text:p text:style-name="P6"><text:span text:style-name="Source_20_Text"><text:s text:c="2"/>delay(TIEMPO_VERDE);</text:span></text:p>
      <text:p text:style-name="P6"><text:span text:style-name="Source_20_Text">}</text:span></text:p>
      <text:p text:style-name="P6"/>
      <text:p text:style-name="P6"><text:span text:style-name="Source_20_Text">// Función: Parpadeo Verde (advertencia de cambio)</text:span></text:p>
      <text:p text:style-name="P6"><text:span text:style-name="Source_20_Text">void parpadeoVerde() {</text:span></text:p>
      <text:p text:style-name="P6"><text:span text:style-name="Source_20_Text"><text:s text:c="2"/>Serial.println("🟢 VERDE PARPADEANDO...");</text:span></text:p>
      <text:p text:style-name="P6"><text:span text:style-name="Source_20_Text"><text:s text:c="2"/></text:span></text:p>
      <text:p text:style-name="P6"><text:span text:style-name="Source_20_Text"><text:s text:c="2"/>for (int i = 0; i &lt; PARPADEOS_VERDE; i++) {</text:span></text:p>
      <text:p text:style-name="P6"><text:span text:style-name="Source_20_Text"><text:s text:c="4"/>digitalWrite(LED_VERDE, LOW); <text:s text:c="2"/>// Apagar</text:span></text:p>
      <text:p text:style-name="P6"><text:span text:style-name="Source_20_Text"><text:s text:c="4"/>delay(200); <text:s text:c="21"/>// Esperar 200ms</text:span></text:p>
      <text:p text:style-name="P6"><text:span text:style-name="Source_20_Text"><text:s text:c="4"/>digitalWrite(LED_VERDE, HIGH); <text:s/>// Encender</text:span></text:p>
      <text:p text:style-name="P6"><text:span text:style-name="Source_20_Text"><text:s text:c="4"/>delay(200); <text:s text:c="21"/>// Esperar 200ms</text:span></text:p>
      <text:p text:style-name="P6"><text:span text:style-name="Source_20_Text"><text:s text:c="2"/>}</text:span></text:p>
      <text:p text:style-name="P6"><text:span text:style-name="Source_20_Text"><text:s text:c="2"/></text:span></text:p>
      <text:p text:style-name="P6"><text:span text:style-name="Source_20_Text"><text:s text:c="2"/>digitalWrite(LED_VERDE, LOW); <text:s/>// Dejar apagado al final</text:span></text:p>
      <text:p text:style-name="P6"><text:span text:style-name="Source_20_Text">}</text:span></text:p>
      <text:p text:style-name="P6"/>
      <text:p text:style-name="P6"><text:span text:style-name="Source_20_Text">// Función: Fase Amarilla</text:span></text:p>
      <text:p text:style-name="P6"><text:soft-page-break/><text:span text:style-name="Source_20_Text">void faseAmarilla() {</text:span></text:p>
      <text:p text:style-name="P6"><text:span text:style-name="Source_20_Text"><text:s text:c="2"/>Serial.println("🟡 FASE AMARILLA - PRECAUCIÓN");</text:span></text:p>
      <text:p text:style-name="P6"><text:span text:style-name="Source_20_Text"><text:s text:c="2"/>apagarTodosLosLEDs();</text:span></text:p>
      <text:p text:style-name="P6"><text:span text:style-name="Source_20_Text"><text:s text:c="2"/>digitalWrite(LED_AMARILLO, HIGH);</text:span></text:p>
      <text:p text:style-name="P6"><text:span text:style-name="Source_20_Text"><text:s text:c="2"/>delay(TIEMPO_AMARILLO);</text:span></text:p>
      <text:p text:style-name="P6"><text:span text:style-name="Source_20_Text">}</text:span></text:p>
      <text:p text:style-name="P6"/>
      <text:p text:style-name="P6"><text:span text:style-name="Source_20_Text">// Función auxiliar: Apagar todos los LEDs</text:span></text:p>
      <text:p text:style-name="P6"><text:span text:style-name="Source_20_Text">void apagarTodosLosLEDs() {</text:span></text:p>
      <text:p text:style-name="P6"><text:span text:style-name="Source_20_Text"><text:s text:c="2"/>digitalWrite(LED_ROJO, LOW);</text:span></text:p>
      <text:p text:style-name="P6"><text:span text:style-name="Source_20_Text"><text:s text:c="2"/>digitalWrite(LED_AMARILLO, LOW);</text:span></text:p>
      <text:p text:style-name="P6"><text:span text:style-name="Source_20_Text"><text:s text:c="2"/>digitalWrite(LED_VERDE, LOW);</text:span></text:p>
      <text:p text:style-name="P7"><text:span text:style-name="Source_20_Text">}</text:span></text:p>
      <text:p text:style-name="Horizontal_20_Line"/>
      <text:h text:style-name="P4" text:outline-level="3">📊 Resumen Comparativo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10">Aspecto</text:p>
            </table:table-cell>
            <table:table-cell table:style-name="Tabla3.A1" office:value-type="string">
              <text:p text:style-name="P10">Tinkercad</text:p>
            </table:table-cell>
            <table:table-cell table:style-name="Tabla3.A1" office:value-type="string">
              <text:p text:style-name="P10">Arduino MEGA Real</text:p>
            </table:table-cell>
          </table:table-row>
        </table:table-header-rows>
        <table:table-row>
          <table:table-cell table:style-name="Tabla3.A1" office:value-type="string">
            <text:p text:style-name="P9"><text:span text:style-name="Strong_20_Emphasis">Costo</text:span></text:p>
          </table:table-cell>
          <table:table-cell table:style-name="Tabla3.A1" office:value-type="string">
            <text:p text:style-name="P9">Gratis</text:p>
          </table:table-cell>
          <table:table-cell table:style-name="Tabla3.A1" office:value-type="string">
            <text:p text:style-name="P9">$15-30 USD</text:p>
          </table:table-cell>
        </table:table-row>
        <table:table-row>
          <table:table-cell table:style-name="Tabla3.A1" office:value-type="string">
            <text:p text:style-name="P9"><text:span text:style-name="Strong_20_Emphasis">Acceso</text:span></text:p>
          </table:table-cell>
          <table:table-cell table:style-name="Tabla3.A1" office:value-type="string">
            <text:p text:style-name="P9">Navegador web</text:p>
          </table:table-cell>
          <table:table-cell table:style-name="Tabla3.A1" office:value-type="string">
            <text:p text:style-name="P9">Hardware físico</text:p>
          </table:table-cell>
        </table:table-row>
        <table:table-row>
          <table:table-cell table:style-name="Tabla3.A1" office:value-type="string">
            <text:p text:style-name="P9"><text:span text:style-name="Strong_20_Emphasis">Programación</text:span></text:p>
          </table:table-cell>
          <table:table-cell table:style-name="Tabla3.A1" office:value-type="string">
            <text:p text:style-name="P9">Bloques o texto</text:p>
          </table:table-cell>
          <table:table-cell table:style-name="Tabla3.A1" office:value-type="string">
            <text:p text:style-name="P9">Solo texto (Arduino IDE)</text:p>
          </table:table-cell>
        </table:table-row>
        <table:table-row>
          <table:table-cell table:style-name="Tabla3.A1" office:value-type="string">
            <text:p text:style-name="P9"><text:span text:style-name="Strong_20_Emphasis">Debugging</text:span></text:p>
          </table:table-cell>
          <table:table-cell table:style-name="Tabla3.A1" office:value-type="string">
            <text:p text:style-name="P9">Simulación visual</text:p>
          </table:table-cell>
          <table:table-cell table:style-name="Tabla3.A1" office:value-type="string">
            <text:p text:style-name="P9">Monitor Serial + LEDs</text:p>
          </table:table-cell>
        </table:table-row>
        <table:table-row>
          <table:table-cell table:style-name="Tabla3.A1" office:value-type="string">
            <text:p text:style-name="P9"><text:span text:style-name="Strong_20_Emphasis">Aprendizaje</text:span></text:p>
          </table:table-cell>
          <table:table-cell table:style-name="Tabla3.A1" office:value-type="string">
            <text:p text:style-name="P9">Ideal para principiantes</text:p>
          </table:table-cell>
          <table:table-cell table:style-name="Tabla3.A1" office:value-type="string">
            <text:p text:style-name="P9">Siguiente paso natural</text:p>
          </table:table-cell>
        </table:table-row>
        <table:table-row>
          <table:table-cell table:style-name="Tabla3.A1" office:value-type="string">
            <text:p text:style-name="P9"><text:span text:style-name="Strong_20_Emphasis">Proyectos</text:span></text:p>
          </table:table-cell>
          <table:table-cell table:style-name="Tabla3.A1" office:value-type="string">
            <text:p text:style-name="P9">Solo virtuales</text:p>
          </table:table-cell>
          <table:table-cell table:style-name="Tabla3.A1" office:value-type="string">
            <text:p text:style-name="Table_20_Contents">Proyectos reales</text:p>
          </table:table-cell>
        </table:table-row>
      </table:table>
      <text:p text:style-name="Horizontal_20_Line"/>
      <text:h text:style-name="P4" text:outline-level="3">⚠️ Solución de Problemas Comunes</text:h>
      <text:p text:style-name="P7">text</text:p>
      <text:p text:style-name="P6"><text:span text:style-name="Source_20_Text">PROBLEMA: Los LEDs no encienden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✓ Verificar polaridad de los LEDs (pata larga al positivo)</text:span></text:p>
      <text:p text:style-name="P6"><text:span text:style-name="Source_20_Text">✓ Verificar que las resistencias estén bien conectadas</text:span></text:p>
      <text:p text:style-name="P6"><text:span text:style-name="Source_20_Text">✓ Comprobar que el código se subió correctamente</text:span></text:p>
      <text:p text:style-name="P6"/>
      <text:p text:style-name="P6"><text:span text:style-name="Source_20_Text">PROBLEMA: Solo un LED funciona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✓ Revisar conexiones individuales de cada LED</text:span></text:p>
      <text:p text:style-name="P6"><text:span text:style-name="Source_20_Text">✓ Probar cada LED en un circuito simple primero</text:span></text:p>
      <text:p text:style-name="P6"/>
      <text:p text:style-name="P6"><text:span text:style-name="Source_20_Text">PROBLEMA: El Arduino no es reconocido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✓ Instalar drivers CH340 o FTDI según tu Arduino</text:span></text:p>
      <text:p text:style-name="P6"><text:span text:style-name="Source_20_Text">✓ Probar otro cable USB</text:span></text:p>
      <text:p text:style-name="P6"><text:span text:style-name="Source_20_Text">✓ Probar otro puerto USB</text:span></text:p>
      <text:p text:style-name="P6"/>
      <text:p text:style-name="P6"><text:span text:style-name="Source_20_Text">PROBLEMA: Error de compilación</text:span></text:p>
      <text:p text:style-name="P6"><text:span text:style-name="Source_20_Text">─────────────────────────────────</text:span></text:p>
      <text:p text:style-name="P6"><text:span text:style-name="Source_20_Text">✓ Verificar que seleccionaste "Arduino Mega" en Herramientas</text:span></text:p>
      <text:p text:style-name="P6"><text:span text:style-name="Source_20_Text">✓ Revisar que no falten punto y coma (;)</text:span></text:p>
      <text:p text:style-name="P7"><text:span text:style-name="Source_20_Text">✓ Revisar que las llaves {} estén balanceadas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7:37:39.169614499</meta:creation-date>
    <dc:date>2025-12-26T17:43:59.661647891</dc:date>
    <meta:editing-duration>PT6M21S</meta:editing-duration>
    <meta:editing-cycles>2</meta:editing-cycles>
    <meta:generator>LibreOffice/24.2.2.2$Linux_X86_64 LibreOffice_project/d56cc158d8a96260b836f100ef4b4ef25d6f1a01</meta:generator>
    <meta:print-date>2025-12-26T17:40:42.282094904</meta:print-date>
    <meta:printed-by>Archivos PDF</meta:printed-by>
    <meta:document-statistic meta:table-count="3" meta:image-count="0" meta:object-count="0" meta:page-count="12" meta:paragraph-count="618" meta:word-count="2824" meta:character-count="25166" meta:non-whitespace-character-count="17154"/>
  </office:meta>
</office:document-meta>
</file>